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Arial1" fo:font-size="12pt" fo:language="en" fo:country="AU" style:font-name-asian="Arial1" style:font-size-asian="12pt" style:font-name-complex="Arial1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20pt" fo:language="en" fo:country="AU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fo:language="en" fo:country="AU"/>
    </style:style>
    <style:style style:name="P4" style:family="paragraph" style:parent-style-name="Standard">
      <style:text-properties fo:language="en" fo:country="AU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font-size="20pt" fo:language="en" fo:country="AU" fo:font-weight="bold" style:font-size-asian="20pt" style:font-weight-asian="bold" style:font-size-complex="20pt" style:font-weight-complex="bold"/>
    </style:style>
    <style:style style:name="P6" style:family="paragraph" style:parent-style-name="Standard" style:list-style-name="L1">
      <style:text-properties fo:font-size="15pt" fo:language="en" fo:country="AU" fo:font-weight="bold" style:font-size-asian="15pt" style:font-weight-asian="bold" style:font-size-complex="15pt" style:font-weight-complex="bold"/>
    </style:style>
    <style:style style:name="P7" style:family="paragraph" style:parent-style-name="Standard" style:list-style-name="L2">
      <style:text-properties fo:font-size="15pt" fo:language="en" fo:country="AU" fo:font-weight="bold" style:font-size-asian="15pt" style:font-weight-asian="bold" style:font-size-complex="15pt" style:font-weight-complex="bold"/>
    </style:style>
    <style:style style:name="P8" style:family="paragraph" style:parent-style-name="Standard" style:list-style-name="L1">
      <style:text-properties fo:language="en" fo:country="AU"/>
    </style:style>
    <style:style style:name="P9" style:family="paragraph" style:parent-style-name="Standard" style:list-style-name="L2">
      <style:text-properties fo:language="en" fo:country="AU"/>
    </style:style>
    <style:style style:name="P10" style:family="paragraph" style:parent-style-name="Standard" style:list-style-name="L3">
      <style:text-properties fo:language="en" fo:country="AU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20pt" fo:font-weight="bold" fo:background-color="#ffff00" style:font-size-asian="20pt" style:font-weight-asian="bold" style:font-size-complex="20pt" style:font-weight-complex="bold"/>
    </style:style>
    <style:style style:name="T3" style:family="text">
      <style:text-properties fo:font-size="20pt" fo:font-weight="bold" fo:background-color="#00cc00" style:font-size-asian="20pt" style:font-weight-asian="bold" style:font-size-complex="20pt" style:font-weight-complex="bold"/>
    </style:style>
    <style:style style:name="T4" style:family="text">
      <style:text-properties fo:font-size="20pt" fo:font-weight="bold" fo:background-color="#0000ff" style:font-size-asian="20pt" style:font-weight-asian="bold" style:font-size-complex="20pt" style:font-weight-complex="bold"/>
    </style:style>
    <style:style style:name="T5" style:family="text">
      <style:text-properties fo:font-size="20pt" fo:font-weight="bold" fo:background-color="#ff6600" style:font-size-asian="20pt" style:font-weight-asian="bold" style:font-size-complex="20pt" style:font-weight-complex="bold"/>
    </style:style>
    <style:style style:name="T6" style:family="text">
      <style:text-properties fo:font-size="20pt" fo:font-weight="bold" fo:background-color="#000000" style:font-size-asian="20pt" style:font-weight-asian="bold" style:font-size-complex="20pt" style:font-weight-complex="bold"/>
    </style:style>
    <style:style style:name="T7" style:family="text">
      <style:text-properties fo:font-size="20pt" fo:font-weight="bold" fo:background-color="#00ccff" style:font-size-asian="20pt" style:font-weight-asian="bold" style:font-size-complex="20pt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port3 plan</text:p>
      <text:p text:style-name="P4">Rapport de planification initiale / Report of initial planning</text:p>
      <text:p text:style-name="P4"/>
      <text:p text:style-name="P4"/>
      <text:p text:style-name="P3"/>
      <text:p text:style-name="P3"><text:span text:style-name="T1">Introduction</text:span> : (<text:span text:style-name="T2">Mikail</text:span>) brief presentation of the projet</text:p>
      <text:p text:style-name="P3"/>
      <text:list xml:id="list7819266241455719552" text:style-name="L1">
        <text:list-item>
          <text:p text:style-name="P6">Planning methods around the environnement</text:p>
          <text:list>
            <text:list-item>
              <text:p text:style-name="P8"><text:span text:style-name="T1">presentation methods</text:span> (<text:span text:style-name="T4">Prateek</text:span>) use poker thing talk about agile </text:p>
            </text:list-item>
            <text:list-item>
              <text:p text:style-name="P8"><text:span text:style-name="T1">Environnement</text:span> (<text:span text:style-name="T3">Gabriel</text:span>) – organize that how you want (resources and calendar) How do we do this diagram/planning ?</text:p>
              <text:p text:style-name="P8"/>
            </text:list-item>
          </text:list>
        </text:list-item>
      </text:list>
      <text:list xml:id="list8193294227820982141" text:style-name="L2">
        <text:list-item>
          <text:p text:style-name="P7">Tasks planning</text:p>
          <text:list>
            <text:list-item>
              <text:p text:style-name="P9"><text:span text:style-name="T1">Gantt diagram </text:span>(<text:span text:style-name="T6">Baptiste</text:span> for diagram &amp; <text:span text:style-name="T7">Dan</text:span> for explanation)</text:p>
            </text:list-item>
            <text:list-item>
              <text:p text:style-name="P9"><text:span text:style-name="T1">Risk analysis</text:span> (<text:span text:style-name="T5">Benoit</text:span>)</text:p>
            </text:list-item>
          </text:list>
        </text:list-item>
      </text:list>
      <text:p text:style-name="P3"/>
      <text:p text:style-name="P3"><text:span text:style-name="T1">Conclusion</text:span> (<text:span text:style-name="T4">Prateek</text:span>)</text:p>
      <text:p text:style-name="P5">Report3 old plan</text:p>
      <text:p text:style-name="P4">Rapport de planification initiale / Report of initial planning</text:p>
      <text:p text:style-name="P3"/>
      <text:p text:style-name="P3">Introduction : brief presentation of the projet Mikail</text:p>
      <text:list xml:id="list41464077" text:continue-list="list7819266241455719552" text:style-name="L1">
        <text:list-item>
          <text:p text:style-name="P8">planification method used (how we are planning, how do we do the gantt diagramm) – (others)</text:p>
          <text:list>
            <text:list-item>
              <text:p text:style-name="P8">presentation methods / use poker thing talk about agile (prateek)</text:p>
            </text:list-item>
            <text:list-item>
              <text:p text:style-name="P8">resources prevosto</text:p>
            </text:list-item>
            <text:list-item>
              <text:p text:style-name="P8">calendar (prevosto)</text:p>
              <text:p text:style-name="P8"/>
            </text:list-item>
          </text:list>
        </text:list-item>
      </text:list>
      <text:list xml:id="list5028506328164379018" text:style-name="L3">
        <text:list-item>
          <text:p text:style-name="P10">big tasks planification (first gantt diagram)</text:p>
          <text:list>
            <text:list-item>
              <text:p text:style-name="P10">diagram stuff Baptiste</text:p>
            </text:list-item>
            <text:list-item>
              <text:p text:style-name="P10">explaining diagram stuff (dan)</text:p>
            </text:list-item>
            <text:list-item>
              <text:p text:style-name="P10">risk analysis Benoit</text:p>
            </text:list-item>
          </text:list>
        </text:list-item>
      </text:list>
      <text:p text:style-name="P3">Conclusion (prateek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AU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31M15S</meta:editing-duration>
    <meta:editing-cycles>145</meta:editing-cycles>
    <meta:generator>OpenOffice/4.1.1$Win32 OpenOffice.org_project/411m6$Build-9775</meta:generator>
    <dc:date>2014-12-03T21:29:56.58</dc:date>
    <dc:creator>Dan </dc:creator>
    <meta:document-statistic meta:table-count="0" meta:image-count="0" meta:object-count="0" meta:page-count="2" meta:paragraph-count="22" meta:word-count="149" meta:character-count="953"/>
    <meta:user-defined meta:name="Info 1"/>
    <meta:user-defined meta:name="Info 2"/>
    <meta:user-defined meta:name="Info 3"/>
    <meta:user-defined meta:name="Info 4"/>
  </office:meta>
</office:document-meta>
</file>